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paragraph-properties fo:text-align="start" style:justify-single-word="false"/>
      <style:text-properties fo:color="#000000" fo:font-weight="normal" style:font-weight-asian="normal" style:font-weight-complex="normal"/>
    </style:style>
    <style:style style:name="P3" style:family="paragraph" style:parent-style-name="Standard">
      <style:paragraph-properties fo:text-align="center" style:justify-single-word="false"/>
      <style:text-properties fo:color="#000000" fo:font-weight="normal" style:font-weight-asian="normal" style:font-weight-complex="normal"/>
    </style:style>
    <style:style style:name="P4" style:family="paragraph" style:parent-style-name="Standard">
      <style:text-properties fo:color="#000000" fo:font-weight="bold" style:font-weight-asian="bold" style:font-weight-complex="bold"/>
    </style:style>
    <style:style style:name="P5" style:family="paragraph" style:parent-style-name="Standard">
      <style:paragraph-properties fo:text-align="center" style:justify-single-word="false"/>
      <style:text-properties fo:color="#000000" fo:font-weight="bold" style:font-weight-asian="bold" style:font-weight-complex="bold"/>
    </style:style>
    <style:style style:name="P6" style:family="paragraph" style:parent-style-name="Standard">
      <style:paragraph-properties fo:text-align="start" style:justify-single-word="false"/>
      <style:text-properties fo:color="#000000" fo:font-weight="bold" style:font-weight-asian="bold" style:font-weight-complex="bold"/>
    </style:style>
    <style:style style:name="P7" style:family="paragraph" style:parent-style-name="Standard">
      <style:paragraph-properties fo:text-align="start" style:justify-single-word="false"/>
      <style:text-properties fo:color="#000000"/>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5">V. CONTINENTS, NATIONS, CITIES AND TOWNS:</text:p>
      <text:p text:style-name="P3"/>
      <text:p text:style-name="P6">Each continent can contain 3-4 nations and a host of other places.</text:p>
      <text:p text:style-name="P6">Each nation will have 1 capital city and 3 other areas to explore</text:p>
      <text:p text:style-name="P6">Each city will contain 3 other areas to explore</text:p>
      <text:p text:style-name="P6">Each town can contain 2 other areas to explore</text:p>
      <text:p text:style-name="P6"/>
      <text:p text:style-name="P2"><text:span text:style-name="T1">1. CONTINENTS: </text:span><text:s/>There are 2 continents. But any number of individual islands like what Rolan grew up on.</text:p>
      <text:p text:style-name="P2"/>
      <text:p text:style-name="P2">a. The main continent is the one that contains the Spire. It has most of the cities in the world. <text:s/></text:p>
      <text:p text:style-name="P2"/>
      <text:p text:style-name="P2">b. The secondary continent - The Dark Lord's continent doesn't have many cities right now. His continent has a rebel hideout.</text:p>
      <text:p text:style-name="P2"/>
      <text:p text:style-name="P2">c. Independent islands </text:p>
      <text:p text:style-name="P2"/>
      <text:p text:style-name="P2"/>
      <text:p text:style-name="P6">2. NATIONS: </text:p>
      <text:p text:style-name="P6"/>
      <text:p text:style-name="P2"><text:span text:style-name="T1">a. The Spire</text:span> – the world's center located in the main continent. A shining beacon in the sky that connects various parts of the game together, and can have various exits to different areas. Home to the clerics and holy people of the land. </text:p>
      <text:p text:style-name="P2"/>
      <text:p text:style-name="P2"><text:span text:style-name="T1">b. North</text:span> – A supposedly Barbarian nation, labeled by the noblemen in the past. The other people of the continents know very little about this nation except that they're fierce warriors with a host of mysterious abilities and have strange customs. </text:p>
      <text:p text:style-name="P2"/>
      <text:p text:style-name="P2">They're the only nation that wasn't under the protection of the Divine Matron when she was still in the world not because of animosity or conflict, but because the Northerners already have an even older figure of worship – Prometheus the fire giver, or more specifically, the first fire that Prometheus has given to man. The northerners are content with that gift, and they realize that fire is all that Prometheus will give to them, and it is more than enough. Being “spoon-fed” by the Matron is something they don't <text:s/>want and is a subject of laughter among them when talking about the other nations.</text:p>
      <text:p text:style-name="P2"/>
      <text:p text:style-name="P2">The northern environment is very harsh, crops can't grow because of snow, hailstorms fall once in a while and travel is really hard. It is the one nation that is virtually unaffected by the shattering of the Monolith because it was unforgiving ever since. Northerners consider this hardship as a blessing, a way to appreciate the gift of the first fire and a way to make themselves stronger than the previously Divine-protected other nations. </text:p>
      <text:p text:style-name="P1"/>
      <text:p text:style-name="P1">There's a quest that requires Rolan to steal a demon shard from a cult that plans to do something nefarious with it. After getting the shard and putting it in your inventory, you'll find it's abilities are: -5 to all attributes and greater chance of encountering epic-level bosses, making the escape harder than you thought it would be. </text:p>
      <text:p text:style-name="P1"/>
      <text:p text:style-name="P1">You can't drop the shard once it's in your possession, every attempt would make Rolan say "I can't drop <text:soft-page-break/>this crystal here, it's too dangerous. Must destroy it in a place where it can't be recovered."</text:p>
      <text:p text:style-name="P1"/>
      <text:p text:style-name="P1">Before this quest, you'll encounter rumors of an everlasting funeral pyre in the north. A sacred ceremonial fire that the people use to burn their dead, gain exceptional abilities and keep their town square warm. Rumor has it that the Northerners use this fire to burn evil that normally cannot be slain. </text:p>
      <text:p text:style-name="P1"/>
      <text:p text:style-name="P1">The pyre's name is "Prometheus' favor" - the fire that consumes all evil and bless the righteous.</text:p>
      <text:p text:style-name="P1"/>
      <text:p text:style-name="P1">So after acquiring the demon shard, you'll find that Rolan's only path is going towards the north. </text:p>
      <text:p text:style-name="P1"/>
      <text:p text:style-name="P1">Rolan will arrive in the town square, in front of Prometheus' favor. You come near, feeling something in the fire, a hope. But then, warriors arrive, sensing the evil in you, specifically, the evil in the demon shard that you carry. You try to explain but they wouldn't listen. They will defeat you eventually, because of your weakened stats by the demon shard's penalty. After your defeat, they lunge at you with spears but you trip backward and fall in the fire. </text:p>
      <text:p text:style-name="P1"/>
      <text:p text:style-name="P1">A burning effect happens in screen, you arrive through the other side of the fire still burning, but standing. The flames die out and all that's left is your normal self, surprisingly unscathed. An in-game notice informs you that the Demon shard's out of your inventory and is successfully destroyed. </text:p>
      <text:p text:style-name="P1"/>
      <text:p text:style-name="P1">A striking figure comes out of the group of Northerners, he has an odd black tattoo on his face, and a flaming mantle is draped from his shoulders to his back. The other warriors clutches your hands and prevent your from moving. He raises a peculiar blade and slashes down, much to your horror. Yet, only your shirt was torn, revealing a black tattoo on your body similar to the markings of the group's leader.</text:p>
      <text:p text:style-name="P1"/>
      <text:p text:style-name="P1">He looks at you in the eye and clutches your shoulder in a firm, yet unhostile manner. After a moment of silence, he finally speaks a single word - “Brother.” There were gasps of protest, or horror and some of joy, but everyone made a noise. </text:p>
      <text:p text:style-name="P1"/>
      <text:p text:style-name="P1">A servant explains what just happened – you accidentally went through a trial of fire and was found worthy by Prometheus' favor. The chief asks you what happened to the evil that you carried inside you or is this a total change of heart that happened. You explain that it was the demon shard that they felt but you think it was already burned by the fire, for some reason. The chief nodded in understanding and explained to you what this fire is, and as he explains, you realize this is the fire you were looking for. And in addition, he also explains that you have now gained the blessing of Prometheus and have access to the ability – to permanently destroy constantly respawning opponents like zombies or have + damage to evil (e.g. Corrupted citizens of Lurn, possessed citizens, etc.)</text:p>
      <text:p text:style-name="P1"/>
      <text:p text:style-name="P1">While all of the Northerners have warmly welcomed you as their own after you've been blessed by the fire, a lone warrior named Aksel has resisted your presence and is trying his best to make your life miserable while you're living in town. You find out through stories that his brother, Emil, recently perished while undergoing through the purifying trial, marking his brother as “Emil the unworthy”</text:p>
      <text:p text:style-name="P1"/>
      <text:p text:style-name="P1">Aksel is constantly complaining about why an outsider was allowed to take the trial and this outsider must have done something, a cheat or an illusion to pass through the fire unscathed unlike his pureblooded Northerner brother. </text:p>
      <text:p text:style-name="P1"/>
      <text:p text:style-name="P1">Some conflict will arise between you, Aksel and the Northerner king – Eldvard. Aksel will try his best to promote Xenophobia towards you, the first outsider who gained the favor. Your mission is to <text:soft-page-break/>disprove this claim and find evidence that the northerners have already allied with outsiders before for a greater cause, and asking them for that very same favor – to ally with outsiders once more to battle the Dark Lord. </text:p>
      <text:p text:style-name="P1"/>
      <text:p text:style-name="P1">Unfortunately, once you find the proof, you'll find the main city in the North already besieged by the enemies. They came through the main gate, that can only be opened inside. You have a lingering suspicion that it's Aksel who betrayed his people out of hatred for you. </text:p>
      <text:p text:style-name="P1"/>
      <text:p text:style-name="P1">You will have a chance to avenge the Northerners in the final battle as Aksel will try to slow you down before you get to the Dark Lord but an unknown man will kill Aksel before you do. </text:p>
      <text:p text:style-name="P1"/>
      <text:p text:style-name="P1">This man retells a familiar story while standing over the dead body of Aksel. Emil was an honorable man with a heavy burden – he knew that his brother, Aksel, hid terrible dark secrets. You find out that it is Aksel who is responsible for getting Emil “burned” in the purifying trial, with the same circumstances as you have – Aksel planted a Demon shard in Emil's ring, gave it to him as a “lucky charm” before Emil went to the trial, figuring out that it will burn Emil, thus keeping his secrets safe.</text:p>
      <text:p text:style-name="P1"/>
      <text:p text:style-name="P1">Little did Aksel know that Emil will not be burned, only the Demon shard. Emil never came out of the fire that day to fake his death because he knew Aksel was planning a bigger treachery and planned to thwart it, only to find out that Aksel's evil is far more than Emil ever imagined. Emil never imagined that Aksel will give up the whole North to the Dark Lord. Emil was a single powerless man during the “Culling of the North'. With tears the man conveyed his regret of not killing his brother and giving him even a little bit of the benefit of a doubt. This little mistake, he paid for with his entire bloodline. You connect two and two and realize this man who just killed Aksel is Emil.</text:p>
      <text:p text:style-name="P1"/>
      <text:p text:style-name="P4">The people of the North:</text:p>
      <text:p text:style-name="P1"/>
      <text:p text:style-name="P1">The people in the north have black patterns on their faces/bodies - a sign that they passed through the purifying trial - walking through Prometheus' favor - proving they are free of evil</text:p>
      <text:p text:style-name="P1"/>
      <text:p text:style-name="P1">"...of the black" – refers to the Northerners </text:p>
      <text:p text:style-name="P1"/>
      <text:p text:style-name="P1">Snowstain – an offensive slang used to belittle Northerners, implying that with their black marks from the purifying ritual, they stain the white snow</text:p>
      <text:p text:style-name="P1"/>
      <text:p text:style-name="P1">The plagued - refers to a group of uncleansed people who pose as if they passed the purifying trial. They show off their blackened, frostbitten limbs so people would mistake it as the tattoos from the trial. They stake their claim and deceive ignorant people to get what they want just based on the intimidating reputation northerners have. </text:p>
      <text:p text:style-name="P2"/>
      <text:p text:style-name="P2"/>
      <text:p text:style-name="P2"><text:span text:style-name="T1">c. South</text:span> – The nation you start out on. </text:p>
      <text:p text:style-name="P2"><text:span text:style-name="T1">d. East </text:span>– where Lurn, the town where the Dark Lord grew up, is located. East is very varied, some parts have been really corrupted by the monolith shard that landed there, but some parts that was untouched became cultural hubs where art, food and music flourish.</text:p>
      <text:p text:style-name="P2"><text:span text:style-name="T1">e. West </text:span>– A secluded nation that goes to extreme lengths not to interact with other nations. No one knows Malekev the first still live and rules this land behind government puppets.</text:p>
      <text:p text:style-name="P6">f. The air temples</text:p>
      <text:p text:style-name="P6">g. Underwater </text:p>
      <text:p text:style-name="P2"><text:soft-page-break/></text:p>
      <text:p text:style-name="P6">Inter-nation Relationships:</text:p>
      <text:p text:style-name="P2"/>
      <text:p text:style-name="P2"><text:span text:style-name="T2">North and East</text:span> are in the same continent</text:p>
      <text:p text:style-name="P2"/>
      <text:p text:style-name="P2"><text:span text:style-name="T2">West and South</text:span> are in the same continent, as well as the spire</text:p>
      <text:p text:style-name="P2"/>
      <text:p text:style-name="P2"><text:span text:style-name="T2">Rolan's town</text:span> is an independent island in the south</text:p>
      <text:p text:style-name="P2"/>
      <text:p text:style-name="P2"><text:span text:style-name="T2">North and East </text:span>– have some disputes and disagreements about past wrongdoings, but not a full out war, also some skirmishes by the corrupted people of the East are made to the North but with little success. The North will be the first to fall though, once the Dark Lord gets the power of the shards. It will serve as an “example” to the other nations. </text:p>
      <text:p text:style-name="P2"/>
      <text:p text:style-name="P2"><text:span text:style-name="T2">South and West </text:span>– South fears the west because it's a powerful nation and it's quiet so they think they're planning to invade, but they try to cultivate friendly relations with the reclusive country. So far it's having progress but it's really slow as the country still refuses to open up.</text:p>
      <text:p text:style-name="P2"/>
      <text:p text:style-name="P2"><text:span text:style-name="T2">North and South</text:span><text:span text:style-name="T1"> </text:span>– Enemies because of an offense a past king made to the North(will outline later)</text:p>
      <text:p text:style-name="P2"/>
      <text:p text:style-name="P2"><text:span text:style-name="T2">East and West </text:span>– Don't bother each other for now</text:p>
      <text:p text:style-name="P2"/>
      <text:p text:style-name="P2"><text:span text:style-name="T2">West</text:span> - doesn't care, secluded, somewhat like North Korea</text:p>
      <text:p text:style-name="P2"/>
      <text:p text:style-name="P2"/>
      <text:p text:style-name="P6">3. CITIES: Are there any monolith shards or divine crystal in the city?</text:p>
      <text:p text:style-name="P2"/>
      <text:p text:style-name="P2">pagoda trials – in the east</text:p>
      <text:p text:style-name="P2"/>
      <text:p text:style-name="P2">Venice</text:p>
      <text:p text:style-name="P2"/>
      <text:p text:style-name="P2"/>
      <text:p text:style-name="P2">A Sylph cave (could be two Sylph civilizations, a white and a dark) -an imaginary spirit of the air like a faerie. The Sylph Cave can be on the corner of the continent where there is a water inflow into a cave that houses the Sylphs.</text:p>
      <text:p text:style-name="P2"/>
      <text:p text:style-name="P2"/>
      <text:p text:style-name="P2"/>
      <text:p text:style-name="P2"/>
      <text:p text:style-name="P6">4. TOWNS:Are there any monolith shards or divine crystal in the town?</text:p>
      <text:p text:style-name="P2"/>
      <text:p text:style-name="P2">Forest town</text:p>
      <text:p text:style-name="P2"/>
      <text:p text:style-name="P2">Lurn – corrupt leaders and the opposing rebel groups are located here</text:p>
      <text:p text:style-name="P2"/>
      <text:p text:style-name="P2">Desert town</text:p>
      <text:p text:style-name="P2"/>
      <text:p text:style-name="P2">Lulu's hometown</text:p>
      <text:p text:style-name="P2"/>
      <text:p text:style-name="P2"><text:soft-page-break/></text:p>
      <text:p text:style-name="P2"/>
      <text:p text:style-name="P6">QUESTIONS: </text:p>
      <text:p text:style-name="P7"/>
      <text:p text:style-name="P1">Relevance in story</text:p>
      <text:p text:style-name="P1">Are there any crystals/monolith shards located in the town? How does it affect the people emotionally?</text:p>
      <text:p text:style-name="P1">How much appearance does it have in the story and game</text:p>
      <text:p text:style-name="P1"/>
      <text:p text:style-name="P1">Monarchs/leaders/notable people living in it – they must exemplify the qualities of the people or be a total opposite to it (e.g. a calm honorable leader gaining the respect of the barbarians)</text:p>
      <text:p text:style-name="P1"/>
      <text:p text:style-name="P1"/>
      <text:p text:style-name="P1">Any conflict to note(any part in main great battle against the demon, political, inter-character?)</text:p>
      <text:p text:style-name="P1">One notable thing about it's inhabitants(e.g. Northerners are savages in the eyes of others, but really the normal people are savages in the northerner's ey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5T16:27:11.33</meta:creation-date>
    <dc:date>2015-01-05T16:30:47.42</dc:date>
    <meta:editing-duration>PT3M32S</meta:editing-duration>
    <meta:editing-cycles>7</meta:editing-cycles>
    <meta:generator>OpenOffice.org/3.4.1$Win32 OpenOffice.org_project/341m1$Build-9593</meta:generator>
    <meta:document-statistic meta:table-count="0" meta:image-count="0" meta:object-count="0" meta:page-count="5" meta:paragraph-count="66" meta:word-count="2046" meta:character-count="11529"/>
  </office:meta>
</office:document-meta>
</file>